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URLList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RLLister.accept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RLLister.FileURLLis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RLLister.listAll( URL ur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ileURLLister.FileURLLister( File base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